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 style:may-break-between-rows="false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P1" style:family="paragraph" style:parent-style-name="Standard">
      <style:text-properties text:display="none"/>
    </style:style>
    <style:style style:name="P2" style:family="paragraph" style:parent-style-name="Standard">
      <style:text-properties officeooo:paragraph-rsid="0006ae03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6ae03"/>
    </style:style>
    <style:style style:name="P5" style:family="paragraph" style:parent-style-name="Definizione_20_Nome">
      <style:paragraph-properties fo:margin-left="0cm" fo:margin-right="0cm" fo:text-indent="0cm" style:auto-text-indent="false"/>
      <style:text-properties fo:font-style="italic" fo:font-weight="bold" officeooo:paragraph-rsid="00085fbd" style:font-style-asian="italic" style:font-weight-asian="bold" style:font-style-complex="italic" style:font-weight-complex="bold"/>
    </style:style>
    <style:style style:name="P6" style:family="paragraph" style:parent-style-name="Definizione_20_Nome">
      <style:paragraph-properties fo:margin-left="0cm" fo:margin-right="0cm" fo:text-indent="0cm" style:auto-text-indent="false"/>
      <style:text-properties officeooo:paragraph-rsid="00085fbd"/>
    </style:style>
    <style:style style:name="T1" style:family="text">
      <style:text-properties officeooo:rsid="00054bb1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81436" style:font-style-asian="normal" style:font-weight-asian="normal" style:font-style-complex="normal" style:font-weight-complex="normal"/>
    </style:style>
    <style:style style:name="T4" style:family="text">
      <style:text-properties officeooo:rsid="0006a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3"><text:text-input text:description="">Committente</text:text-input></text:p>
          </table:table-cell>
        </table:table-row>
        <table:table-row>
          <table:table-cell table:style-name="Tabella1.A2" office:value-type="string">
            <text:p text:style-name="P6"><text:span text:style-name="T1">Sicurezza e tutela della Privacy: </text:span></text:p>
            <text:p text:style-name="P6"><text:span text:style-name="T2">Data la criticità di alcuni aspetti burocratici come la gestione del bando, la pubblicazione di <text:s text:c="2"/>quest'ultimo, i pagamenti delle rette e i questionari anonimi di valutazione dei servizi offerti dall'asilo, il committente ritiene importante un grado elevato di sicurezza dei dati memorizzati dal sistema. </text:span><text:span text:style-name="T3">In quanto i dati inseriti nel sistema fanno parte di informazioni strettamente personale, come ad esempio i dati relativi ai pagamenti delle rette che avvengono in via telematica, oppure riguardanti persone con problemi legati al mondo dell'handicap.</text:span></text:p>
            <text:p text:style-name="P2"/>
            <text:p text:style-name="P5">Adattabilità e Portabilità: </text:p>
            <text:p text:style-name="P2"><text:span text:style-name="T4">I</text:span>l sistema deve poter garantire le stesse funzionalità in browser differenti e su architetture hardware diverse.</text:p>
          </table:table-cell>
        </table:table-row>
      </table:table>
      <text:p text:style-name="P1">QUELLA SOPRA È UNA TABELLA.</text:p>
      <text:p text:style-name="P1">PER AGGIUNGERE UN ALTRO REQUISITO, INSERIRE UNA NUOVA RIGA NELLA TAB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auto" fo:break-after="auto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cm" fo:margin-bottom="0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cm" fo:margin-bottom="0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4cm" fo:margin-bottom="0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319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rischi" style:display-name="Numerazione rischi">
      <text:list-level-style-number text:level="1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2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3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4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5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6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7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8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9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  <text:list-level-style-number text:level="10" text:style-name="Strong_20_Emphasis" style:num-prefix="Rischio " style:num-suffix=":" style:num-format="1">
        <style:list-level-properties text:list-level-position-and-space-mode="label-alignment">
          <style:list-level-label-alignment text:label-followed-by="listtab" text:list-tab-stop-position="2.799cm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4:19:41.89</meta:creation-date>
    <meta:editing-duration>PT22M23S</meta:editing-duration>
    <meta:editing-cycles>5</meta:editing-cycles>
    <meta:generator>LibreOffice/3.6$Windows_x86 LibreOffice_project/da8c1e6-fd468f4-454e206-f42a4a9-143cfd</meta:generator>
    <dc:date>2012-11-03T09:16:03.43</dc:date>
    <meta:document-statistic meta:table-count="1" meta:image-count="0" meta:object-count="0" meta:page-count="1" meta:paragraph-count="5" meta:word-count="106" meta:character-count="742" meta:non-whitespace-character-count="637"/>
  </office:meta>
</office:document-meta>
</file>